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svg+xml" manifest:full-path="Pictures/200000010000072300000B98EC967D6C.sv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25.998cm" svg:y1="0.598cm" svg:x2="25.998cm" svg:y2="12.698cm">
          <text:p/>
        </draw:line>
        <draw:custom-shape draw:style-name="gr2" draw:text-style-name="P1" draw:layer="measurelines" svg:width="2.9cm" svg:height="8.5cm" svg:x="28.499cm" svg:y="0.599cm">
          <text:p/>
          <draw:enhanced-geometry svg:viewBox="0 0 21600 21600" draw:mirror-horizontal="false" draw:mirror-vertical="false" draw:type="rectangle" draw:enhanced-path="M 0 0 L 21600 0 21600 21600 0 21600 0 0 Z N"/>
        </draw:custom-shape>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4.5cm" svg:y1="-1.3cm" svg:x2="24.5cm" svg:y2="26.2cm">
          <text:p/>
        </draw:line>
        <draw:line draw:style-name="gr1" draw:text-style-name="P1" draw:layer="measurelines" svg:x1="20.5cm" svg:y1="0.6cm" svg:x2="20.5cm" svg:y2="29.1cm">
          <text:p/>
        </draw:line>
        <draw:line draw:style-name="gr1" draw:text-style-name="P1" draw:layer="measurelines" svg:x1="17.9cm" svg:y1="0.6cm" svg:x2="17.9cm" svg:y2="27cm">
          <text:p/>
        </draw:line>
        <draw:line draw:style-name="gr1" draw:text-style-name="P1" draw:layer="measurelines" svg:x1="14.4cm" svg:y1="0.6cm" svg:x2="14.4cm" svg:y2="28cm">
          <text:p/>
        </draw:line>
        <draw:line draw:style-name="gr1" draw:text-style-name="P1" draw:layer="measurelines" svg:x1="11.8cm" svg:y1="0.6cm" svg:x2="11.8cm" svg:y2="28.3cm">
          <text:p/>
        </draw:line>
        <draw:line draw:style-name="gr1" draw:text-style-name="P1" draw:layer="measurelines" svg:x1="3.7cm" svg:y1="0.5cm" svg:x2="3.7cm" svg:y2="27.3cm">
          <text:p/>
        </draw:line>
        <draw:line draw:style-name="gr1" draw:text-style-name="P1" draw:layer="measurelines" svg:x1="6.3cm" svg:y1="0.5cm" svg:x2="6.3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3cm" svg:y="2.1cm">
          <text:p/>
          <draw:enhanced-geometry svg:viewBox="0 0 21600 21600" draw:type="rectangle" draw:enhanced-path="M 0 0 L 21600 0 21600 21600 0 21600 0 0 Z N"/>
        </draw:custom-shape>
        <draw:custom-shape draw:style-name="gr3" draw:text-style-name="P1" draw:layer="layout" svg:width="1.5cm" svg:height="1.5cm" svg:x="6.3cm" svg:y="4.1cm">
          <text:p/>
          <draw:enhanced-geometry svg:viewBox="0 0 21600 21600" draw:type="rectangle" draw:enhanced-path="M 0 0 L 21600 0 21600 21600 0 21600 0 0 Z N"/>
        </draw:custom-shape>
        <draw:custom-shape draw:style-name="gr3" draw:text-style-name="P1" draw:layer="layout" svg:width="1.5cm" svg:height="1.5cm" svg:x="6.3cm" svg:y="6.1cm">
          <text:p/>
          <draw:enhanced-geometry svg:viewBox="0 0 21600 21600" draw:type="rectangle" draw:enhanced-path="M 0 0 L 21600 0 21600 21600 0 21600 0 0 Z N"/>
        </draw:custom-shape>
        <draw:custom-shape draw:style-name="gr3" draw:text-style-name="P1" draw:layer="layout" svg:width="1.5cm" svg:height="1.5cm" svg:x="8.3cm" svg:y="2.1cm">
          <text:p/>
          <draw:enhanced-geometry svg:viewBox="0 0 21600 21600" draw:type="rectangle" draw:enhanced-path="M 0 0 L 21600 0 21600 21600 0 21600 0 0 Z N"/>
        </draw:custom-shape>
        <draw:custom-shape draw:style-name="gr3" draw:text-style-name="P1" draw:layer="layout" svg:width="1.5cm" svg:height="1.5cm" svg:x="8.3cm" svg:y="4.1cm">
          <text:p/>
          <draw:enhanced-geometry svg:viewBox="0 0 21600 21600" draw:type="rectangle" draw:enhanced-path="M 0 0 L 21600 0 21600 21600 0 21600 0 0 Z N"/>
        </draw:custom-shape>
        <draw:custom-shape draw:style-name="gr3" draw:text-style-name="P1" draw:layer="layout" svg:width="1.5cm" svg:height="1.5cm" svg:x="8.3cm" svg:y="6.1cm">
          <text:p/>
          <draw:enhanced-geometry svg:viewBox="0 0 21600 21600" draw:type="rectangle" draw:enhanced-path="M 0 0 L 21600 0 21600 21600 0 21600 0 0 Z N"/>
        </draw:custom-shape>
        <draw:custom-shape draw:style-name="gr3" draw:text-style-name="P1" draw:layer="layout" svg:width="1.5cm" svg:height="1.5cm" svg:x="10.3cm" svg:y="2.1cm">
          <text:p/>
          <draw:enhanced-geometry svg:viewBox="0 0 21600 21600" draw:type="rectangle" draw:enhanced-path="M 0 0 L 21600 0 21600 21600 0 21600 0 0 Z N"/>
        </draw:custom-shape>
        <draw:custom-shape draw:style-name="gr3" draw:text-style-name="P1" draw:layer="layout" svg:width="1.5cm" svg:height="1.5cm" svg:x="10.3cm" svg:y="4.1cm">
          <text:p/>
          <draw:enhanced-geometry svg:viewBox="0 0 21600 21600" draw:type="rectangle" draw:enhanced-path="M 0 0 L 21600 0 21600 21600 0 21600 0 0 Z N"/>
        </draw:custom-shape>
        <draw:custom-shape draw:style-name="gr3" draw:text-style-name="P1" draw:layer="layout" svg:width="1.5cm" svg:height="1.5cm" svg:x="10.3cm" svg:y="6.1cm">
          <text:p/>
          <draw:enhanced-geometry svg:viewBox="0 0 21600 21600" draw:type="rectangle" draw:enhanced-path="M 0 0 L 21600 0 21600 21600 0 21600 0 0 Z N"/>
        </draw:custom-shape>
        <draw:custom-shape draw:style-name="gr3" draw:text-style-name="P1" draw:layer="layout" svg:width="1.5cm" svg:height="1.5cm" svg:x="14.4cm" svg:y="2.1cm">
          <text:p/>
          <draw:enhanced-geometry svg:viewBox="0 0 21600 21600" draw:type="rectangle" draw:enhanced-path="M 0 0 L 21600 0 21600 21600 0 21600 0 0 Z N"/>
        </draw:custom-shape>
        <draw:custom-shape draw:style-name="gr3" draw:text-style-name="P1" draw:layer="layout" svg:width="1.5cm" svg:height="1.5cm" svg:x="14.4cm" svg:y="4.1cm">
          <text:p/>
          <draw:enhanced-geometry svg:viewBox="0 0 21600 21600" draw:type="rectangle" draw:enhanced-path="M 0 0 L 21600 0 21600 21600 0 21600 0 0 Z N"/>
        </draw:custom-shape>
        <draw:custom-shape draw:style-name="gr3" draw:text-style-name="P1" draw:layer="layout" svg:width="1.5cm" svg:height="1.5cm" svg:x="14.4cm" svg:y="6.1cm">
          <text:p/>
          <draw:enhanced-geometry svg:viewBox="0 0 21600 21600" draw:type="rectangle" draw:enhanced-path="M 0 0 L 21600 0 21600 21600 0 21600 0 0 Z N"/>
        </draw:custom-shape>
        <draw:custom-shape draw:style-name="gr3" draw:text-style-name="P1" draw:layer="layout" svg:width="1.5cm" svg:height="1.5cm" svg:x="16.4cm" svg:y="2.1cm">
          <text:p/>
          <draw:enhanced-geometry svg:viewBox="0 0 21600 21600" draw:type="rectangle" draw:enhanced-path="M 0 0 L 21600 0 21600 21600 0 21600 0 0 Z N"/>
        </draw:custom-shape>
        <draw:custom-shape draw:style-name="gr3" draw:text-style-name="P1" draw:layer="layout" svg:width="1.5cm" svg:height="1.5cm" svg:x="16.4cm" svg:y="4.1cm">
          <text:p/>
          <draw:enhanced-geometry svg:viewBox="0 0 21600 21600" draw:type="rectangle" draw:enhanced-path="M 0 0 L 21600 0 21600 21600 0 21600 0 0 Z N"/>
        </draw:custom-shape>
        <draw:custom-shape draw:style-name="gr3" draw:text-style-name="P1" draw:layer="layout" svg:width="1.5cm" svg:height="1.5cm" svg:x="16.4cm" svg:y="6.1cm">
          <text:p/>
          <draw:enhanced-geometry svg:viewBox="0 0 21600 21600" draw:type="rectangle" draw:enhanced-path="M 0 0 L 21600 0 21600 21600 0 21600 0 0 Z N"/>
        </draw:custom-shape>
        <draw:custom-shape draw:style-name="gr3" draw:text-style-name="P1" draw:layer="layout" svg:width="1.5cm" svg:height="1.5cm" svg:x="20.5cm" svg:y="2.1cm">
          <text:p/>
          <draw:enhanced-geometry svg:viewBox="0 0 21600 21600" draw:type="rectangle" draw:enhanced-path="M 0 0 L 21600 0 21600 21600 0 21600 0 0 Z N"/>
        </draw:custom-shape>
        <draw:custom-shape draw:style-name="gr3" draw:text-style-name="P1" draw:layer="layout" svg:width="1.5cm" svg:height="1.5cm" svg:x="20.5cm" svg:y="4.1cm">
          <text:p/>
          <draw:enhanced-geometry svg:viewBox="0 0 21600 21600" draw:type="rectangle" draw:enhanced-path="M 0 0 L 21600 0 21600 21600 0 21600 0 0 Z N"/>
        </draw:custom-shape>
        <draw:custom-shape draw:style-name="gr3" draw:text-style-name="P1" draw:layer="layout" svg:width="1.5cm" svg:height="1.5cm" svg:x="20.5cm" svg:y="6.1cm">
          <text:p/>
          <draw:enhanced-geometry svg:viewBox="0 0 21600 21600" draw:type="rectangle" draw:enhanced-path="M 0 0 L 21600 0 21600 21600 0 21600 0 0 Z N"/>
        </draw:custom-shape>
        <draw:custom-shape draw:style-name="gr3" draw:text-style-name="P1" draw:layer="layout" svg:width="1.5cm" svg:height="1.5cm" svg:x="22.5cm" svg:y="2.1cm">
          <text:p/>
          <draw:enhanced-geometry svg:viewBox="0 0 21600 21600" draw:type="rectangle" draw:enhanced-path="M 0 0 L 21600 0 21600 21600 0 21600 0 0 Z N"/>
        </draw:custom-shape>
        <draw:custom-shape draw:style-name="gr3" draw:text-style-name="P1" draw:layer="layout" svg:width="1.5cm" svg:height="1.5cm" svg:x="22.5cm" svg:y="4.1cm">
          <text:p/>
          <draw:enhanced-geometry svg:viewBox="0 0 21600 21600" draw:type="rectangle" draw:enhanced-path="M 0 0 L 21600 0 21600 21600 0 21600 0 0 Z N"/>
        </draw:custom-shape>
        <draw:custom-shape draw:style-name="gr3" draw:text-style-name="P1" draw:layer="layout" svg:width="1.5cm" svg:height="1.5cm" svg:x="22.5cm" svg:y="6.1cm">
          <text:p/>
          <draw:enhanced-geometry svg:viewBox="0 0 21600 21600" draw:type="rectangle" draw:enhanced-path="M 0 0 L 21600 0 21600 21600 0 21600 0 0 Z N"/>
        </draw:custom-shape>
        <draw:custom-shape draw:style-name="gr3" draw:text-style-name="P1" draw:layer="layout" svg:width="1.5cm" svg:height="1.5cm" svg:x="24.5cm" svg:y="2.1cm">
          <text:p/>
          <draw:enhanced-geometry svg:viewBox="0 0 21600 21600" draw:type="rectangle" draw:enhanced-path="M 0 0 L 21600 0 21600 21600 0 21600 0 0 Z N"/>
        </draw:custom-shape>
        <draw:custom-shape draw:style-name="gr3" draw:text-style-name="P1" draw:layer="layout" svg:width="1.5cm" svg:height="1.5cm" svg:x="24.5cm" svg:y="4.1cm">
          <text:p/>
          <draw:enhanced-geometry svg:viewBox="0 0 21600 21600" draw:type="rectangle" draw:enhanced-path="M 0 0 L 21600 0 21600 21600 0 21600 0 0 Z N"/>
        </draw:custom-shape>
        <draw:custom-shape draw:style-name="gr3" draw:text-style-name="P1" draw:layer="layout" svg:width="1.5cm" svg:height="1.5cm" svg:x="24.5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600,0 5600,500 11100,500 11100,0 13700,0 13700,500 17200,500 17200,0 19800,0 19800,500 25300,500 25300,0 26400,0 26400,500 26900,500 26900,1500 26400,1500 26400,3000 26900,3000 26900,3500 26400,3500 26400,5000 26900,5000 26900,5500 26400,5500 26400,7000 26900,7000 26900,8000 26400,8000 26400,8500 25300,8500 25300,8000 19800,8000 19800,8500 17200,8500 17200,8000 13700,8000 13700,8500 11100,8500 11100,8000 5600,8000 56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line draw:style-name="gr1" draw:text-style-name="P1" draw:layer="measurelines" svg:x1="30.899cm" svg:y1="0.499cm" svg:x2="30.899cm" svg:y2="9.299cm">
          <text:p/>
        </draw:line>
        <draw:line draw:style-name="gr1" draw:text-style-name="P1" draw:layer="measurelines" svg:x1="29.599cm" svg:y1="0.499cm" svg:x2="29.599cm" svg:y2="9.3cm">
          <text:p/>
        </draw:line>
        <draw:line draw:style-name="gr1" draw:text-style-name="P1" draw:layer="measurelines" svg:x1="30.299cm" svg:y1="0.499cm" svg:x2="30.299cm" svg:y2="9.2cm">
          <text:p/>
        </draw:line>
        <draw:polygon draw:style-name="gr4" draw:text-style-name="P1" draw:layer="layout" svg:width="2.899cm" svg:height="8.499cm" draw:transform="rotate (-3.14159265358979) translate (31.4cm 9.1cm)" svg:viewBox="0 0 2900 8500" draw:points="1800,8500 2900,8500 2900,8000 2400,8000 2400,7100 2900,7100 2900,5400 2400,5400 2400,5100 2900,5100 2900,3400 2400,3400 2400,3100 2900,3100 2900,1400 2400,1400 2400,500 2900,500 2900,0 1800,0 1800,500 1100,500 1100,0 0,0 0,500 500,500 500,1400 0,1400 0,3100 500,3100 500,3400 0,3400 0,5100 500,5100 500,5400 0,5400 0,7100 500,7100 500,8000 0,8000 0,8500 1100,8500 1100,8000 1800,8000">
          <text:p/>
        </draw:polygon>
        <draw:custom-shape draw:style-name="gr2" draw:text-style-name="P1" draw:layer="measurelines" svg:width="26.9cm" svg:height="2.9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9cm" svg:x2="28cm" svg:y2="11.9cm">
          <text:p/>
        </draw:line>
        <draw:line draw:style-name="gr1" draw:text-style-name="P1" draw:layer="measurelines" svg:x1="0.7cm" svg:y1="10.6cm" svg:x2="28cm" svg:y2="10.6cm">
          <text:p/>
        </draw:line>
        <draw:line draw:style-name="gr1" draw:text-style-name="P1" draw:layer="measurelines" svg:x1="0.7cm" svg:y1="11.3cm" svg:x2="28.1cm" svg:y2="11.3cm">
          <text:p/>
        </draw:line>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1" draw:text-style-name="P1" draw:layer="measurelines" svg:x1="27.6cm" svg:y1="24.9cm" svg:x2="0.6cm" svg:y2="24.9cm">
          <text:p/>
        </draw:line>
        <draw:custom-shape draw:style-name="gr2" draw:text-style-name="P1" draw:layer="measurelines" svg:width="0.5cm" svg:height="1cm" svg:x="29.1cm" svg:y="9.7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1cm" svg:y="10.7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599cm" svg:y="10.6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30.098cm" svg:y="10.6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199cm" svg:x="30.099cm" svg:y="9.5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2cm" svg:x="29.598cm" svg:y="9.5cm">
          <text:p/>
          <draw:enhanced-geometry svg:viewBox="0 0 21600 21600" draw:mirror-vertical="false" draw:mirror-horizontal="true" draw:type="rectangle" draw:enhanced-path="M 0 0 L 21600 0 21600 21600 0 21600 0 0 Z N"/>
        </draw:custom-shape>
        <draw:polygon draw:style-name="gr7" draw:text-style-name="P1" draw:layer="layout" svg:width="1.699cm" svg:height="1.499cm" draw:transform="rotate (-1.5707963267949) translate (30.6cm 9.5cm)" svg:viewBox="0 0 1700 1500" draw:points="0,1500 1700,1500 1700,900 1200,900 1200,600 1700,600 1700,0 0,0">
          <text:p/>
        </draw:polygon>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1.1cm" svg:height="1.1cm" svg:x="5.05cm" svg:y="20.60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5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7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20.4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9.1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9.1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1.787cm">
          <text:p/>
          <draw:enhanced-geometry svg:viewBox="0 0 21600 21600" draw:mirror-horizontal="false" draw:mirror-vertical="false" draw:type="rectangle" draw:enhanced-path="M 0 0 L 21600 0 21600 21600 0 21600 0 0 Z N"/>
        </draw:custom-shape>
        <draw:frame draw:style-name="gr9" draw:text-style-name="P3" draw:layer="layout" svg:width="12.516cm" svg:height="1.332cm" svg:x="8.086cm" svg:y="23.205cm">
          <draw:text-box>
            <text:p text:style-name="P2"><text:span text:style-name="T1">JIX Clock <text:s/></text:span><text:span text:style-name="T2">Box version 1.4 </text:span></text:p>
            <text:p text:style-name="P2"><text:span text:style-name="T2">© 2012 Jérôme Cornet &lt;jerome@aldorande.net&gt;</text:span></text:p>
          </draw:text-box>
        </draw:frame>
        <draw:frame draw:style-name="gr10" draw:text-style-name="P5" draw:layer="layout" svg:width="1.493cm" svg:height="1.124cm" svg:x="5.108cm" svg:y="21.9cm">
          <draw:text-box>
            <text:p text:style-name="P4"><text:span text:style-name="T3">DC</text:span></text:p>
            <text:p text:style-name="P4"><text:span text:style-name="T3">3A</text:span></text:p>
          </draw:text-box>
        </draw:frame>
        <draw:frame draw:style-name="gr10" draw:text-style-name="P5" draw:layer="layout" svg:width="1.892cm" svg:height="0.71cm" svg:x="22.909cm" svg:y="21.601cm">
          <draw:text-box>
            <text:p text:style-name="P4"><text:span text:style-name="T3">Mode</text:span></text:p>
          </draw:text-box>
        </draw:frame>
        <draw:frame draw:style-name="gr10" draw:text-style-name="P5" draw:layer="layout" svg:width="3.192cm" svg:height="0.71cm" svg:x="20.309cm" svg:y="20.201cm">
          <draw:text-box>
            <text:p text:style-name="P4"><text:span text:style-name="T3">Increment</text:span></text:p>
          </draw:text-box>
        </draw:frame>
        <draw:frame draw:style-name="gr10" draw:text-style-name="P5" draw:layer="layout" svg:width="1.493cm" svg:height="0.71cm" svg:x="5.109cm" svg:y="19.9cm">
          <draw:text-box>
            <text:p text:style-name="P4"><text:span text:style-name="T3">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line draw:style-name="gr1" draw:text-style-name="P1" draw:layer="measurelines" svg:x1="0.699cm" svg:y1="1.799cm" svg:x2="32.299cm" svg:y2="1.799cm">
          <text:p/>
        </draw:line>
        <draw:line draw:style-name="gr1" draw:text-style-name="P1" draw:layer="measurelines" svg:x1="0.698cm" svg:y1="1.898cm" svg:x2="32.298cm" svg:y2="1.898cm">
          <text:p/>
        </draw:line>
        <draw:line draw:style-name="gr1" draw:text-style-name="P1" draw:layer="measurelines" svg:x1="0.697cm" svg:y1="7.897cm" svg:x2="32.297cm" svg:y2="7.897cm">
          <text:p/>
        </draw:line>
        <draw:polygon draw:style-name="gr4" draw:text-style-name="P1" draw:layer="layout" svg:width="26.899cm" svg:height="8.499cm" svg:x="0.699cm" svg:y="16.899cm" svg:viewBox="0 0 26900 8500" draw:points="26900,500 26400,500 26400,0 25400,0 25400,500 23900,500 23900,0 21300,0 21300,500 15800,500 15800,0 13200,0 13200,500 9700,500 9700,0 7100,0 7100,500 1600,500 1600,0 500,0 500,500 0,500 0,1500 500,1500 500,3000 0,3000 0,3500 500,3500 500,5000 0,5000 0,5500 500,5500 500,7000 0,7000 0,8000 500,8000 500,8500 1600,8500 1600,8000 7100,8000 7100,8500 9700,8500 9700,8000 13200,8000 13200,8500 15800,8500 15800,8000 21300,8000 21300,8500 23900,8500 23900,8000 25400,8000 25400,8500 26400,8500 26400,8000 26900,8000 26900,7000 26400,7000 26400,5500 26900,5500 26900,5000 26400,5000 26400,3500 26900,3500 26900,3000 26400,3000 26400,1500 26900,1500">
          <text:p/>
        </draw:polygon>
        <draw:polygon draw:style-name="gr4" draw:text-style-name="P1" draw:layer="layout" svg:width="26.899cm" svg:height="2.899cm" draw:transform="rotate (-3.14159265358979) translate (27.6cm 16.2cm)" svg:viewBox="0 0 26900 2900" draw:points="26400,1900 26900,1900 26900,1000 26400,1000 26401,501 25500,500 25500,0 23800,0 23800,500 21400,500 21400,0 15700,0 15700,500 13300,500 13300,0 9600,0 9600,500 7200,500 7200,0 1500,0 1500,500 501,501 500,1000 0,1000 0,1900 500,1900 501,2401 1500,2400 1500,2900 7200,2900 7200,2400 9600,2400 9600,2900 13300,2900 13300,2400 15700,2400 15700,2900 21400,2900 21400,2400 23800,2400 23800,2900 25500,2900 25500,2400 26401,2401">
          <text:p/>
        </draw:polygon>
        <draw:custom-shape draw:style-name="gr3" draw:text-style-name="P1" draw:layer="layout" svg:width="1.1cm" svg:height="0.95cm" svg:x="12.25cm" svg:y="13.8cm">
          <text:p/>
          <draw:enhanced-geometry svg:viewBox="0 0 21600 21600" draw:type="rectangle" draw:enhanced-path="M 0 0 L 21600 0 21600 21600 0 21600 0 0 Z N"/>
        </draw:custom-shape>
        <draw:frame draw:style-name="gr10" draw:text-style-name="P5" draw:layer="layout" svg:width="1.493cm" svg:height="0.71cm" svg:x="12.15cm" svg:y="14.9cm">
          <draw:text-box>
            <text:p text:style-name="P4"><text:span text:style-name="T3">USB</text:span></text:p>
          </draw:text-box>
        </draw:frame>
        <draw:polygon draw:style-name="gr4" draw:text-style-name="P1" draw:layer="layout" svg:width="26.899cm" svg:height="2.899cm" draw:transform="rotate (-3.14159265358979) translate (27.599cm 12.399cm)" svg:viewBox="0 0 26900 2900" draw:points="26400,1900 26900,1900 26900,1000 26400,1000 26401,501 25500,500 25500,0 23800,0 23800,500 21400,500 21400,0 15700,0 15700,500 13300,500 13300,0 9600,0 9600,500 7200,500 7200,0 1500,0 1500,500 501,501 500,1000 0,1000 0,1900 500,1900 501,2401 1500,2400 1500,2900 7200,2900 7200,2400 9600,2400 9600,2900 13300,2900 13300,2400 15700,2400 15700,2900 21400,2900 21400,2400 23800,2400 23800,2900 25500,2900 25500,2400 26401,2401">
          <text:p/>
        </draw:polygon>
        <draw:polygon draw:style-name="gr4" draw:text-style-name="P1" draw:layer="layout" svg:width="2.899cm" svg:height="8.499cm" draw:transform="rotate (-3.14159265358979) translate (31.399cm 25.399cm)" svg:viewBox="0 0 2900 8500" draw:points="1800,8500 2900,8500 2900,8000 2400,8000 2400,7100 2900,7100 2900,5400 2400,5400 2400,5100 2900,5100 2900,3400 2400,3400 2400,3100 2900,3100 2900,1400 2400,1400 2400,500 2900,500 2900,0 1800,0 1800,500 1100,500 1100,0 0,0 0,500 500,500 500,1400 0,1400 0,3100 500,3100 500,3400 0,3400 0,5100 500,5100 500,5400 0,5400 0,7100 500,7100 500,8000 0,8000 0,8500 1100,8500 1100,8000 1800,8000">
          <text:p/>
        </draw:polygon>
        <draw:polygon draw:style-name="gr7" draw:text-style-name="P1" draw:layer="layout" svg:width="1.699cm" svg:height="1.499cm" draw:transform="rotate (-1.5707963267949) translate (30.599cm 11.299cm)" svg:viewBox="0 0 1700 1500" draw:points="0,1500 1700,1500 1700,900 1200,900 1200,600 1700,600 1700,0 0,0">
          <text:p/>
        </draw:polygon>
        <draw:polygon draw:style-name="gr7" draw:text-style-name="P1" draw:layer="layout" svg:width="1.699cm" svg:height="1.499cm" draw:transform="rotate (-1.5707963267949) translate (30.598cm 13.098cm)" svg:viewBox="0 0 1700 1500" draw:points="0,1500 1700,1500 1700,900 1200,900 1200,600 1700,600 1700,0 0,0">
          <text:p/>
        </draw:polygon>
        <draw:polygon draw:style-name="gr7" draw:text-style-name="P1" draw:layer="layout" svg:width="1.699cm" svg:height="1.499cm" draw:transform="rotate (-1.5707963267949) translate (30.597cm 14.897cm)" svg:viewBox="0 0 1700 1500" draw:points="0,1500 1700,1500 1700,900 1200,900 1200,600 1700,600 1700,0 0,0">
          <text:p/>
        </draw:polygon>
        <draw:frame draw:style-name="gr12" draw:text-style-name="P1" draw:layer="layout" svg:width="1.826cm" svg:height="2.967cm" svg:x="2.074cm" svg:y="19.6cm">
          <draw:image xlink:href="Pictures/200000010000072300000B98EC967D6C.sv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8-15T21:57:54</dc:date>
    <meta:editing-duration>P1DT5H23M13S</meta:editing-duration>
    <meta:editing-cycles>51</meta:editing-cycles>
    <meta:generator>LibreOffice/3.5$MacOSX_x86 LibreOffice_project/165a79a-7059095-e13bb37-fef39a4-9503d18</meta:generator>
    <meta:document-statistic meta:object-count="117"/>
  </office:meta>
</office:document-meta>
</file>